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" draw:marker-end="Arrow_20_concave" draw:marker-end-width="0.3cm" draw:textarea-horizontal-align="center" draw:textarea-vertical-align="middle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-dash="Ultrafine_20_Dashed" draw:marker-end="Arrow_20_concave" draw:marker-end-width="0.3cm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draw:marker-end="Arrow" draw:marker-end-width="0.3cm" draw:fill="solid" draw:fill-color="#00dcff" draw:textarea-horizontal-align="center" draw:textarea-vertical-align="middle"/>
    </style:style>
    <style:style style:name="gr7" style:family="graphic" style:parent-style-name="standard">
      <style:graphic-properties draw:marker-end="Line_20_Arrow" draw:marker-end-width="0.3cm" draw:fill="solid" draw:fill-color="#00dcff" draw:textarea-horizontal-align="center" draw:textarea-vertical-align="middle"/>
    </style:style>
    <style:style style:name="gr8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head_20_1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>
      <style:graphic-properties draw:stroke="none" svg:stroke-color="#000000" draw:marker-start="Arrowhead_20_1" draw:fill="none" draw:fill-color="#ffffff" fo:min-height="0.582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7.664cm" svg:height="3.419cm" svg:x="10.352cm" svg:y="10.574cm">
          <draw:glue-point draw:id="8" svg:x="-4.444cm" svg:y="4.852cm"/>
          <draw:glue-point draw:id="9" svg:x="4.417cm" svg:y="4.974cm"/>
          <draw:glue-point draw:id="10" svg:x="-2.972cm" svg:y="-5.004cm"/>
          <text:p text:style-name="P1"><text:span text:style-name="T1">SimpleNet</text:span></text:p>
          <text:p text:style-name="P2"><text:span text:style-name="T1"/></text:p>
          <text:p text:style-name="P2"><text:span text:style-name="T1">Threaded sending and receiving </text:span><text:span text:style-name="T1"><text:line-break/></text:span><text:span text:style-name="T1">of messages via Protobuf.</text:span></text:p>
          <text:p text:style-name="P2"><text:span text:style-name="T1"/></text:p>
          <text:p text:style-name="P2"><text:span text:style-name="T1">Send(MsgX)</text:span></text:p>
          <text:p text:style-name="P2"><text:span text:style-name="T1">Recive():MsgObje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4.34cm" svg:height="2.197cm" svg:x="6.73cm" svg:y="15.654cm">
          <text:p text:style-name="P1"><text:span text:style-name="T1">Msg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779cm" svg:y1="13.941cm" svg:x2="8.9cm" svg:y2="15.654cm" draw:start-shape="id1" draw:start-glue-point="8" draw:end-shape="id2" draw:end-glue-point="4" svg:d="m10779 13941-1879 1713">
          <text:p/>
        </draw:connector>
        <draw:connector draw:style-name="gr2" draw:text-style-name="P1" draw:layer="layout" draw:type="line" svg:x1="14.184cm" svg:y1="13.993cm" svg:x2="14.184cm" svg:y2="15.601cm" draw:start-shape="id1" draw:start-glue-point="6" svg:d="m14184 13993v1608">
          <text:p/>
        </draw:connector>
        <draw:custom-shape draw:style-name="gr3" draw:text-style-name="P1" draw:layer="layout" svg:width="8.674cm" svg:height="5.292cm" svg:x="1.236cm" svg:y="1.3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61cm" svg:height="0.963cm" svg:x="1.428cm" svg:y="1.561cm">
          <draw:text-box>
            <text:p>Legend</text:p>
          </draw:text-box>
        </draw:frame>
        <draw:line draw:style-name="gr5" draw:text-style-name="P1" draw:layer="layout" svg:x1="1.839cm" svg:y1="3.089cm" svg:x2="3.148cm" svg:y2="3.089cm">
          <text:p/>
        </draw:line>
        <draw:line draw:style-name="gr6" draw:text-style-name="P1" draw:layer="layout" svg:x1="1.839cm" svg:y1="4.353cm" svg:x2="3.066cm" svg:y2="4.353cm">
          <text:p/>
        </draw:line>
        <draw:frame draw:style-name="gr4" draw:layer="layout" svg:width="1.59cm" svg:height="0.963cm" svg:x="3.284cm" svg:y="5.043cm">
          <draw:text-box>
            <text:p>Call</text:p>
          </draw:text-box>
        </draw:frame>
        <draw:line draw:style-name="gr7" draw:text-style-name="P1" draw:layer="layout" svg:x1="1.839cm" svg:y1="5.517cm" svg:x2="3.066cm" svg:y2="5.517cm">
          <text:p/>
        </draw:line>
        <draw:frame draw:style-name="gr4" draw:layer="layout" svg:width="4.583cm" svg:height="0.963cm" svg:x="3.284cm" svg:y="3.824cm">
          <draw:text-box>
            <text:p>Generalization</text:p>
          </draw:text-box>
        </draw:frame>
        <draw:frame draw:style-name="gr4" draw:layer="layout" svg:width="6.069cm" svg:height="0.963cm" svg:x="3.284cm" svg:y="2.57cm">
          <draw:text-box>
            <text:p>Instantiate or usage</text:p>
          </draw:text-box>
        </draw:frame>
        <draw:custom-shape draw:style-name="gr1" draw:text-style-name="P3" xml:id="id3" draw:id="id3" draw:layer="layout" svg:width="7.664cm" svg:height="1.208cm" svg:x="10.334cm" svg:y="6.184cm">
          <draw:glue-point draw:id="8" svg:x="-4.444cm" svg:y="4.852cm"/>
          <draw:glue-point draw:id="9" svg:x="4.417cm" svg:y="4.974cm"/>
          <draw:glue-point draw:id="10" svg:x="-2.984cm" svg:y="5cm"/>
          <text:p text:style-name="P1"><text:span text:style-name="T1">BehaviourScrip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14.166cm" svg:y1="7.392cm" svg:x2="14.184cm" svg:y2="10.574cm" draw:start-shape="id3" draw:start-glue-point="6" draw:end-shape="id1" draw:end-glue-point="4" svg:d="m14166 7392 18 3182">
          <text:p/>
        </draw:connector>
        <draw:custom-shape draw:style-name="gr1" draw:text-style-name="P3" draw:layer="layout" svg:width="4.338cm" svg:height="0.9cm" svg:x="14.824cm" svg:y="8.392cm">
          <text:p text:style-name="P2"><text:span text:style-name="T1"><text:s text:c="3"/></text:span><text:span text:style-name="T1">MsgAgentMov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layout" svg:width="4.469cm" svg:height="0.764cm" svg:x="15.02cm" svg:y="9.101cm">
          <text:p text:style-name="P1"><text:span text:style-name="T1">MsgColli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1.213cm" svg:height="0.963cm" svg:x="16.962cm" svg:y="9.484cm">
          <draw:text-box>
            <text:p>....</text:p>
          </draw:text-box>
        </draw:frame>
        <draw:custom-shape draw:style-name="gr1" draw:text-style-name="P3" draw:layer="layout" svg:width="4.34cm" svg:height="2.197cm" svg:x="11.885cm" svg:y="15.628cm">
          <text:p text:style-name="P1"><text:span text:style-name="T1">Msg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layer="layout" svg:width="1.971cm" svg:height="0.726cm" svg:x="9.195cm" svg:y="14.204cm">
          <draw:text-box>
            <text:p><text:span text:style-name="T1">Send</text:span></text:p>
          </draw:text-box>
        </draw:frame>
        <draw:frame draw:style-name="gr11" draw:text-style-name="P5" draw:layer="layout" svg:width="3.009cm" svg:height="0.832cm" svg:x="13.198cm" svg:y="14.151cm">
          <draw:text-box>
            <text:p><text:span text:style-name="T1">Receive</text:span></text:p>
          </draw:text-box>
        </draw:frame>
        <draw:connector draw:style-name="gr8" draw:text-style-name="P1" draw:layer="layout" draw:type="line" svg:x1="14.166cm" svg:y1="7.392cm" svg:x2="14.184cm" svg:y2="10.574cm" svg:d="m14166 7392 18 3182">
          <text:p/>
        </draw:connector>
        <draw:connector draw:style-name="gr8" draw:text-style-name="P1" draw:layer="layout" draw:type="line" svg:x1="11.88cm" svg:y1="7.392cm" svg:x2="11.907cm" svg:y2="10.574cm" draw:start-shape="id3" draw:start-glue-point="10" draw:end-shape="id1" draw:end-glue-point="10" svg:d="m11880 7392 27 3182">
          <text:p/>
        </draw:connector>
        <draw:line draw:style-name="gr12" draw:text-style-name="P1" draw:layer="layout" svg:x1="19.68cm" svg:y1="8.701cm" svg:x2="19.68cm" svg:y2="10.065cm">
          <text:p/>
        </draw:line>
        <draw:custom-shape draw:style-name="gr1" draw:text-style-name="P3" draw:layer="layout" svg:width="2.586cm" svg:height="0.846cm" svg:x="9.075cm" svg:y="8.346cm">
          <text:p text:style-name="P2"><text:span text:style-name="T1">Msg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1" draw:layer="layout" svg:x1="8.633cm" svg:y1="9.519cm" svg:x2="8.633cm" svg:y2="8.155cm">
          <text:p/>
        </draw:line>
        <draw:frame draw:style-name="gr10" draw:layer="layout" svg:width="1.971cm" svg:height="0.726cm" svg:x="13.424cm" svg:y="7.494cm">
          <draw:text-box>
            <text:p><text:span text:style-name="T1">Send</text:span></text:p>
          </draw:text-box>
        </draw:frame>
        <draw:frame draw:style-name="gr11" draw:text-style-name="P5" draw:layer="layout" svg:width="3.009cm" svg:height="0.832cm" svg:x="10.826cm" svg:y="7.441cm">
          <draw:text-box>
            <text:p><text:span text:style-name="T1">Rece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_20_1" draw:display-name="Arrowhead 1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erik Beuth</meta:initial-creator>
    <meta:creation-date>2011-12-22T17:13:45</meta:creation-date>
    <dc:date>2012-05-19T21:12:09.99</dc:date>
    <meta:editing-duration>PT46M6S</meta:editing-duration>
    <meta:editing-cycles>18</meta:editing-cycles>
    <meta:generator>LibreOffice/3.4$Win32 LibreOffice_project/340m1$Build-203</meta:generator>
    <meta:document-statistic meta:object-count="27"/>
  </office:meta>
</office:document-meta>
</file>